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5189in"/>
    </style:style>
    <style:style style:name="co3" style:family="table-column">
      <style:table-column-properties fo:break-before="auto" style:column-width="4.5189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0.5335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1" table:visibility="collapse" table:number-columns-repeated="3" table:default-cell-style-name="Default"/>
        <table:table-column table:style-name="co1" table:visibility="collapse" table:default-cell-style-name="Default"/>
        <table:table-column table:style-name="co12" table:visibility="collapse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98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table:number-columns-repeated="980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TG</text:p>
          </table:table-cell>
          <table:table-cell office:value-type="string">
            <text:p>Théodule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2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2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80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érie</text:p>
          </table:table-cell>
          <table:table-cell office:value-type="string">
            <text:p>Sergeant at the Imprimérie Royale po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80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énardier, raised by Magn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énardier, raised by Magn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80"/>
        </table:table-row>
        <table:table-row table:style-name="ro2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80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80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80"/>
        </table:table-row>
      </table:table>
      <table:database-ranges>
        <table:database-range table:target-range-address="Sheet1.A1:Sheet1.W1048576">
          <table:sort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1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1:17:11</dc:date>
    <dc:creator>Sergei Kalugin</dc:creator>
    <meta:generator>OpenOffice/4.1.1$Unix OpenOffice.org_project/411m6$Build-9775</meta:generator>
    <meta:editing-duration>PT59M45S</meta:editing-duration>
    <meta:editing-cycles>1</meta:editing-cycles>
    <meta:document-statistic meta:table-count="1" meta:cell-count="1334" meta:object-count="0"/>
  </office:meta>
</office:document-meta>
</file>